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4000000CE2A1574DE0116797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104cm" svg:height="5.153cm" svg:x="6.196cm" svg:y="11.216cm">
          <draw:image xlink:href="Pictures/10000000000000F4000000CE2A1574DE0116797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9T23:11:15.734199783</dc:date>
    <meta:editing-duration>PT25S</meta:editing-duration>
    <meta:editing-cycles>1</meta:editing-cycles>
    <meta:document-statistic meta:object-count="1"/>
    <meta:generator>LibreOffice/5.1.6.2$Linux_X86_64 LibreOffice_project/10m0$Build-2</meta:generator>
  </office:meta>
</office:document-meta>
</file>